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>
      <style:text-properties fo:color="#c5000b"/>
    </style:style>
    <style:style style:name="ce9" style:family="table-cell" style:parent-style-name="Default">
      <style:text-properties fo:color="#800000" fo:font-size="8pt" style:font-size-asian="8pt" style:font-size-complex="8pt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ext-properties fo:color="#009900"/>
    </style:style>
    <style:style style:name="T1" style:family="text">
      <style:text-properties fo:color="#000000" style:font-name="Monospace" fo:font-size="10pt" style:font-name-asian="Monospace" style:font-name-complex="" style:font-size-asian="10pt" style:font-size-complex="10pt"/>
    </style:style>
    <style:style style:name="T2" style:family="text">
      <style:text-properties style:font-name="Monospace" fo:font-size="10pt" style:font-name-asian="Monospace" style:font-name-complex="" style:font-size-asian="10pt" style:font-size-complex="10pt" fo:color="#0000c0" fo:font-style="italic" style:font-style-asian="italic" style:font-style-complex="italic"/>
    </style:style>
    <style:style style:name="T3" style:family="text">
      <style:text-properties style:font-name="Monospace" fo:font-size="10pt" style:font-name-asian="Monospace" style:font-name-complex="" style:font-size-asian="10pt" style:font-size-complex="10pt" fo:color="#000000"/>
    </style:style>
    <style:style style:name="T4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Generating walls for all positions for now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eck working for larger matrices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4" office:value-type="string" calcext:value-type="string">
            <text:p><text:span text:style-name="T1">“whoAmI == </text:span><text:span text:style-name="T2">PlayerNum_P2</text:span><text:span text:style-name="T3"> &amp;&amp; noOfMoves1 == 0” → using infinity : ensure no panga</text:span>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" office:value-type="string" calcext:value-type="string">
            <text:p>Test:</text:p>
          </table:table-cell>
          <table:table-cell table:style-name="ce9" office:value-type="string" calcext:value-type="string">
            <text:p>test utility function properly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Jump scenarios ache se</text:p>
          </table:table-cell>
        </table:table-row>
        <table:table-row table:style-name="ro1">
          <table:table-cell table:number-columns-repeated="11"/>
          <table:table-cell table:style-name="ce11" office:value-type="string" calcext:value-type="string">
            <text:p>pruning ache se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Alpha-beta 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A-star</text:p>
          </table:table-cell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9"/>
          <table:table-cell table:style-name="ce12" office:value-type="string" calcext:value-type="string">
            <text:p>ut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  <table:table-cell table:number-columns-repeated="8"/>
          <table:table-cell table:style-name="ce10" office:value-type="string" calcext:value-type="string">
            <text:p>proper test block condition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  <table:table-cell table:number-columns-repeated="8"/>
          <table:table-cell office:value-type="string" calcext:value-type="string">
            <text:p>test properly taking both 1<text:span text:style-name="T4">st</text:span> player &amp; 2<text:span text:style-name="T4">nd</text:span> player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walls wt itni jyada karne ke baad bi kyun wall lagai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8" office:value-type="string" calcext:value-type="string">
            <text:p>test final scenarios logic modified in utility &amp; getmemo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fic starting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Time ke hisaab se cutoff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7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axRow &amp; MaxCol to be modified (size of graph)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ecific startings</text:p>
          </table:table-cell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pass logic</text:p>
          </table:table-cell>
          <table:table-cell table:number-columns-repeated="8"/>
          <table:table-cell office:value-type="string" calcext:value-type="string">
            <text:p>cutoff to be changed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time ke hisaab se cutoff</text:p>
          </table:table-cell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ast mode</text:p>
          </table:table-cell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est game with different times by playing..... (both in fast &amp; not fast mode)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win ho gya to move_player na check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0:25.452775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3-16T16:32:33.700116764</dc:date>
    <meta:editing-duration>PT14H53M16S</meta:editing-duration>
    <meta:editing-cycles>62</meta:editing-cycles>
    <meta:generator>LibreOffice/4.3.3.2$Linux_X86_64 LibreOffice_project/430m0$Build-2</meta:generator>
    <meta:document-statistic meta:table-count="1" meta:cell-count="38" meta:object-count="0"/>
  </office:meta>
</office:document-meta>
</file>